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8.096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8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0.766cm"/>
    </style:style>
    <style:style style:name="co13" style:family="table-column">
      <style:table-column-properties fo:break-before="auto" style:column-width="0.5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style:font-name="Libération Sans 1" fo:font-size="9pt" style:font-size-asian="9pt" style:font-size-complex="9pt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0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0" style:family="table-cell" style:parent-style-name="Autre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0">
      <style:table-cell-properties fo:background-color="transparent" fo:border="0.74pt solid #000000" style:vertical-align="middle"/>
      <style:text-properties style:font-name="Libération Sans 1" fo:font-size="9pt" style:font-size-asian="9pt" style:font-size-complex="9pt"/>
    </style:style>
    <style:style style:name="ce22" style:family="table-cell" style:parent-style-name="maths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transparent" fo:border="0.74pt solid #000000" style:vertical-align="middle"/>
    </style:style>
    <style:style style:name="ce27" style:family="table-cell" style:parent-style-name="Default" style:data-style-name="N0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3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5" style:family="table-cell" style:parent-style-name="cod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6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7" style:family="table-cell" style:parent-style-name="maths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34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8" style:family="table-cell" style:parent-style-name="maths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9" style:family="table-cell" style:parent-style-name="off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41" style:family="table-cell" style:parent-style-name="cod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2" style:family="table-cell" style:parent-style-name="Sof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cccccc" fo:border="0.74pt solid #000000" style:vertical-align="middle"/>
      <style:text-properties style:font-name="Libération Sans 1" fo:font-size="9pt" style:font-size-asian="9pt" style:font-size-complex="9pt"/>
    </style:style>
    <style:style style:name="ce44" style:family="table-cell" style:parent-style-name="Autr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5" style:family="table-cell" style:parent-style-name="Autr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6" style:family="table-cell" style:parent-style-name="Soft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7" style:family="table-cell" style:parent-style-name="Autr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0">
      <style:table-cell-properties fo:background-color="transparent" fo:border="none" style:vertical-align="middle"/>
      <style:text-properties style:font-name="Libération Sans 1" fo:font-size="9pt" style:font-size-asian="9pt" style:font-size-complex="9pt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ération Sans 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fo:border="none" style:vertical-align="middle"/>
      <style:text-properties style:font-name="Libération Sans 1" fo:font-size="9pt" style:font-size-asian="9pt" style:font-size-complex="9pt"/>
    </style:style>
    <style:style style:name="ce53" style:family="table-cell" style:parent-style-name="Default" style:data-style-name="N0">
      <style:table-cell-properties fo:background-color="#666666" fo:border="0.74pt solid #000000"/>
      <style:text-properties style:font-name="Libération Sans 1" fo:font-size="9pt" style:font-size-asian="9pt" style:font-size-complex="9pt"/>
    </style:style>
    <style:style style:name="ce54" style:family="table-cell" style:parent-style-name="cod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5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59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60" style:family="table-cell" style:parent-style-name="ml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1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2" style:family="table-cell" style:parent-style-name="ml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63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6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16" style:family="table-cell" style:parent-style-name="Default">
      <style:table-cell-properties fo:background-color="#ffffff"/>
    </style:style>
    <style:style style:name="ce66" style:family="table-cell" style:parent-style-name="Default" style:data-style-name="N0">
      <style:table-cell-properties fo:background-color="#666666" fo:border="0.74pt solid #000000" style:vertical-align="middle"/>
      <style:text-properties style:font-name="Libération Sans 1" fo:font-size="9pt" style:font-size-asian="9pt" style:font-size-complex="9pt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bas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71" style:family="table-cell" style:parent-style-name="bas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3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ml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6" style:family="table-cell" style:parent-style-name="ml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code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2" style:family="table-cell" style:parent-style-name="ml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3" style:family="table-cell" style:parent-style-name="ml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5" style:family="table-cell" style:parent-style-name="Autr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7" style:family="table-cell" style:parent-style-name="Default">
      <style:table-cell-properties fo:background-color="#ffffff"/>
      <style:text-properties style:font-name="Libération Sans 1" fo:font-size="9pt" style:font-size-asian="9pt" style:font-size-complex="9pt"/>
    </style:style>
    <style:style style:name="ce88" style:family="table-cell" style:parent-style-name="Default">
      <style:text-properties style:font-name="Libération Sans 1" fo:font-size="9pt" style:font-size-asian="9pt" style:font-size-complex="9pt"/>
    </style:style>
    <style:style style:name="ce89" style:family="table-cell" style:parent-style-name="Default" style:data-style-name="N0">
      <style:table-cell-properties fo:wrap-option="no-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3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95" style:family="table-cell" style:parent-style-name="Default" style:data-style-name="N0">
      <style:table-cell-properties fo:wrap-option="wrap" style:vertical-align="middle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8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0" style:family="table-cell" style:parent-style-name="off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9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 style:data-style-name="N0">
      <style:table-cell-properties style:vertical-align="middle"/>
    </style:style>
    <style:style style:name="ce10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0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7" style:family="table-cell" style:parent-style-name="cod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10" style:family="table-cell" style:parent-style-name="Autr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1" style:family="table-cell" style:parent-style-name="off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2" style:family="table-cell" style:parent-style-name="off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3" style:family="table-cell" style:parent-style-name="maths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4" style:family="table-cell" style:parent-style-name="ml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5" style:family="table-cell" style:parent-style-name="bas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6" style:family="table-cell" style:parent-style-name="Sof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fo:color="#000000" style:font-name="Libération Sans 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2" table:number-rows-spanned="1">
            <text:p>Veille 1</text:p>
          </table:table-cell>
          <table:covered-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ujet</text:p>
          </table:table-cell>
          <table:table-cell table:style-name="ce10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llective</text:p>
          </table:table-cell>
          <table:table-cell table:style-name="ce6" office:value-type="string" calcext:value-type="string">
            <text:p>Les métiers de la datascience</text:p>
          </table:table-cell>
          <table:table-cell table:style-name="ce9" office:value-type="date" office:date-value="2023-10-03" calcext:value-type="date">
            <text:p>03/10/2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UBERTIN Loui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ELGRAIN Léo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ROTHIER Mickaël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ARRERE Shaney </text:p>
          </table:table-cell>
          <table:table-cell table:style-name="ce6" office:value-type="string" calcext:value-type="string">
            <text:p>Les types d’erreurs 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 RENTY Ludovic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ERNANDO Dahani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GONCALVES Thoma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HEUGAS Kév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JAARSMA Casper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EMAITRE Cristel </text:p>
          </table:table-cell>
          <table:table-cell table:style-name="ce6" office:value-type="string" calcext:value-type="string">
            <text:p>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UÑO Eñaut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LYUKOV Sergeï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OREL Jonatha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RECU Mart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ZUMBIEHL Caroline 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7" table:number-columns-repeated="3"/>
          <table:table-cell table:number-columns-repeated="1015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2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3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216"/>
        <table:table-column table:style-name="co5" table:number-columns-repeated="988" table:default-cell-style-name="ce216"/>
        <table:table-column table:style-name="co5" table:number-columns-repeated="15370" table:default-cell-style-name="Default"/>
        <table:table-row table:style-name="ro2"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3"/>
          <table:table-cell table:number-columns-repeated="1010"/>
          <table:table-cell table:style-name="ce216" table:number-columns-repeated="15370"/>
        </table:table-row>
        <table:table-row table:style-name="ro3">
          <table:table-cell table:style-name="ce182" office:value-type="string" calcext:value-type="string">
            <text:p>Data Analyst/Dev IA – Euskadi – P3 – 2023/2025</text:p>
          </table:table-cell>
          <table:table-cell table:style-name="ce182" table:number-columns-repeated="3"/>
          <table:table-cell table:number-columns-repeated="1010"/>
          <table:table-cell table:style-name="ce216" table:number-columns-repeated="15370"/>
        </table:table-row>
        <table:table-row table:style-name="ro1">
          <table:table-cell table:number-columns-repeated="2"/>
          <table:table-cell table:style-name="ce178"/>
          <table:table-cell/>
          <table:table-cell table:style-name="ce178"/>
          <table:table-cell table:number-columns-repeated="17"/>
          <table:table-cell table:style-name="ce216" table:number-columns-repeated="3"/>
          <table:table-cell table:number-columns-repeated="989"/>
          <table:table-cell table:style-name="ce216" table:number-columns-repeated="15370"/>
        </table:table-row>
        <table:table-row table:style-name="ro1">
          <table:table-cell table:number-columns-repeated="21"/>
          <table:table-cell table:style-name="ce216" table:number-columns-repeated="4"/>
          <table:table-cell table:number-columns-repeated="989"/>
          <table:table-cell table:style-name="ce216" table:number-columns-repeated="15370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Octo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Nov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Déc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Janvier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Février</text:p>
          </table:table-cell>
          <table:covered-table-cell table:number-columns-repeated="4" table:style-name="ce26"/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1">
          <table:table-cell table:style-name="ce179"/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4">
          <table:table-cell table:style-name="ce15"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im</text:p>
          </table:table-cell>
          <table:table-cell table:style-name="ce32"/>
          <table:table-cell table:style-name="ce43"/>
          <table:table-cell table:style-name="ce133" office:value-type="string" calcext:value-type="string" table:number-columns-spanned="1" table:number-rows-spanned="5">
            <text:p>S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er</text:p>
          </table:table-cell>
          <table:table-cell table:style-name="ce53"/>
          <table:table-cell table:style-name="ce66"/>
          <table:table-cell table:style-name="ce133" table:number-columns-spanned="1" table:number-rows-spanned="3"/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133" office:value-type="string" calcext:value-type="string" table:number-columns-spanned="1" table:number-rows-spanned="7">
            <text:p>S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table-cell table:style-name="ce133" table:number-columns-spanned="1" table:number-rows-spanned="4"/>
          <table:table-cell table:style-name="ce69" office:value-type="float" office:value="1" calcext:value-type="float">
            <text:p>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un</text:p>
          </table:table-cell>
          <table:table-cell table:style-name="ce58" office:value-type="string" calcext:value-type="string">
            <text:p>presentation + admin + install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Jeu</text:p>
          </table:table-cell>
          <table:table-cell table:style-name="ce34"/>
          <table:table-cell table:style-name="ce33"/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am</text:p>
          </table:table-cell>
          <table:table-cell table:style-name="ce70"/>
          <table:table-cell table:style-name="ce47"/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73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les métiers + algo + bash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Ven</text:p>
          </table:table-cell>
          <table:table-cell table:style-name="ce34"/>
          <table:table-cell table:style-name="ce33"/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im</text:p>
          </table:table-cell>
          <table:table-cell table:style-name="ce70"/>
          <table:table-cell table:style-name="ce47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74" office:value-type="string" calcext:value-type="string">
            <text:p>Mer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Mer</text:p>
          </table:table-cell>
          <table:table-cell table:style-name="ce33" office:value-type="string" calcext:value-type="string">
            <text:p>Git + les fondamentaux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table-cell table:style-name="ce133" office:value-type="string" calcext:value-type="string" table:number-columns-spanned="1" table:number-rows-spanned="7">
            <text:p>S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74" office:value-type="string" calcext:value-type="string">
            <text:p>Jeu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Jeu</text:p>
          </table:table-cell>
          <table:table-cell table:style-name="ce33" office:value-type="string" calcext:value-type="string">
            <text:p>les fondamentaux d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74" office:value-type="string" calcext:value-type="string">
            <text:p>Ven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Ven</text:p>
          </table:table-cell>
          <table:table-cell table:style-name="ce33" office:value-type="string" calcext:value-type="string">
            <text:p>Python fondamentaux + brief b1</text:p>
          </table:table-cell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33"/>
          <table:covered-table-cell table:style-name="ce58"/>
          <table:table-cell table:style-name="ce28" office:value-type="float" office:value="6" calcext:value-type="float">
            <text:p>6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Mar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33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133" office:value-type="string" calcext:value-type="string" table:number-columns-spanned="1" table:number-rows-spanned="7">
            <text:p>S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Lun</text:p>
          </table:table-cell>
          <table:table-cell table:style-name="ce120" office:value-type="string" calcext:value-type="string">
            <text:p>Brief B1 – Exercic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Jeu</text:p>
          </table:table-cell>
          <table:table-cell table:style-name="ce37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Brief B1 + Brief B1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74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Mer</text:p>
          </table:table-cell>
          <table:table-cell table:style-name="ce36" office:value-type="string" calcext:value-type="string">
            <text:p><text:span text:style-name="T1">Brief B1 + </text:span>Numpy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Sam</text:p>
          </table:table-cell>
          <table:table-cell table:style-name="ce59"/>
          <table:table-cell table:style-name="ce47"/>
          <table:table-cell table:style-name="ce133" office:value-type="string" calcext:value-type="string" table:number-columns-spanned="1" table:number-rows-spanned="7">
            <text:p>S10</text:p>
          </table:table-cell>
          <table:table-cell table:style-name="ce29" office:value-type="float" office:value="11" calcext:value-type="float">
            <text:p>11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Jeu</text:p>
          </table:table-cell>
          <table:table-cell table:style-name="ce37" office:value-type="string" calcext:value-type="string">
            <text:p>Numpy + Pandas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Di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74" office:value-type="string" calcext:value-type="string">
            <text:p>Ven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Ven</text:p>
          </table:table-cell>
          <table:table-cell table:style-name="ce34" office:value-type="string" calcext:value-type="string">
            <text:p>Pandas + stats desc</text:p>
          </table:table-cell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Vacance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Lun</text:p>
          </table:table-cell>
          <table:table-cell table:style-name="ce32"/>
          <table:table-cell table:style-name="ce43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3" calcext:value-type="float">
            <text:p>1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Sam</text:p>
          </table:table-cell>
          <table:table-cell table:style-name="ce38"/>
          <table:table-cell table:style-name="ce47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73" office:value-type="string" calcext:value-type="string">
            <text:p>Dim</text:p>
          </table:table-cell>
          <table:table-cell table:style-name="ce54"/>
          <table:table-cell table:style-name="ce47"/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Mer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14</text:p>
          </table:table-cell>
          <table:table-cell table:style-name="ce29" office:value-type="float" office:value="15" calcext:value-type="float">
            <text:p>15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/>
          <table:table-cell table:style-name="ce80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un</text:p>
          </table:table-cell>
          <table:table-cell table:style-name="ce39"/>
          <table:table-cell table:style-name="ce58"/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Jeu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6" calcext:value-type="float">
            <text:p>16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Ven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69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33"/>
          <table:covered-table-cell table:style-name="ce58"/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Sam</text:p>
          </table:table-cell>
          <table:table-cell table:style-name="ce62"/>
          <table:table-cell table:style-name="ce47"/>
          <table:table-cell table:style-name="ce133" office:value-type="string" calcext:value-type="string" table:number-columns-spanned="1" table:number-rows-spanned="7">
            <text:p>S11</text:p>
          </table:table-cell>
          <table:table-cell table:style-name="ce29" office:value-type="float" office:value="18" calcext:value-type="float">
            <text:p>18</text:p>
          </table:table-cell>
          <table:table-cell table:style-name="ce69" office:value-type="string" calcext:value-type="string">
            <text:p>Lun</text:p>
          </table:table-cell>
          <table:table-cell table:style-name="ce6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Jeu</text:p>
          </table:table-cell>
          <table:table-cell table:style-name="ce41"/>
          <table:table-cell table:style-name="ce33"/>
          <table:covered-table-cell table:style-name="ce5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Ven</text:p>
          </table:table-cell>
          <table:table-cell table:style-name="ce42"/>
          <table:table-cell table:style-name="ce33"/>
          <table:table-cell table:style-name="ce133" office:value-type="string" calcext:value-type="string" table:number-columns-spanned="1" table:number-rows-spanned="7">
            <text:p>S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0" calcext:value-type="float">
            <text:p>20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47"/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Mer</text:p>
          </table:table-cell>
          <table:table-cell table:style-name="ce63"/>
          <table:table-cell table:style-name="ce33"/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Ven</text:p>
          </table:table-cell>
          <table:table-cell table:style-name="ce72"/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2" office:value-type="string" calcext:value-type="string" table:number-columns-spanned="1" table:number-rows-spanned="7">
            <text:p>S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un</text:p>
          </table:table-cell>
          <table:table-cell table:style-name="ce19" office:value-type="string" calcext:value-type="string">
            <text:p>Matplotlib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8"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a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Mar</text:p>
          </table:table-cell>
          <table:table-cell table:style-name="ce19" office:value-type="string" calcext:value-type="string">
            <text:p>Matplotlib + Seabor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Ven</text:p>
          </table:table-cell>
          <table:table-cell table:style-name="ce58"/>
          <table:table-cell table:style-name="ce33"/>
          <table:covered-table-cell table:style-name="ce58"/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74" office:value-type="string" calcext:value-type="string">
            <text:p>Mer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5" calcext:value-type="float">
            <text:p>25</text:p>
          </table:table-cell>
          <table:table-cell table:style-name="ce30" office:value-type="string" calcext:value-type="string">
            <text:p>Mer</text:p>
          </table:table-cell>
          <table:table-cell table:style-name="ce44" office:value-type="string" calcext:value-type="string">
            <text:p>Seabor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table-cell table:style-name="ce133" office:value-type="string" calcext:value-type="string" table:number-columns-spanned="1" table:number-rows-spanned="7">
            <text:p>Vacances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covered-table-cell table:style-name="ce58"/>
          <table:table-cell table:style-name="ce69" office:value-type="float" office:value="25" calcext:value-type="float">
            <text:p>25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80" table:number-columns-repeated="2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30" office:value-type="string" calcext:value-type="string">
            <text:p>Jeu</text:p>
          </table:table-cell>
          <table:table-cell table:style-name="ce44" office:value-type="string" calcext:value-type="string">
            <text:p>Brief Dataviz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7" calcext:value-type="float">
            <text:p>27</text:p>
          </table:table-cell>
          <table:table-cell table:style-name="ce30" office:value-type="string" calcext:value-type="string">
            <text:p>Ven</text:p>
          </table:table-cell>
          <table:table-cell table:style-name="ce44" office:value-type="string" calcext:value-type="string">
            <text:p>Brief Dataviz</text:p>
          </table:table-cell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4">
            <text:p>S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Mer</text:p>
          </table:table-cell>
          <table:table-cell table:style-name="ce54"/>
          <table:table-cell table:style-name="ce47"/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Sam</text:p>
          </table:table-cell>
          <table:table-cell table:style-name="ce45"/>
          <table:table-cell table:style-name="ce47"/>
          <table:covered-table-cell table:style-name="ce58"/>
          <table:table-cell table:style-name="ce29" office:value-type="float" office:value="28" calcext:value-type="float">
            <text:p>28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Jeu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Dim</text:p>
          </table:table-cell>
          <table:table-cell table:style-name="ce46"/>
          <table:table-cell table:style-name="ce47"/>
          <table:covered-table-cell table:style-name="ce58"/>
          <table:table-cell table:style-name="ce29" office:value-type="float" office:value="29" calcext:value-type="float">
            <text:p>29</text:p>
          </table:table-cell>
          <table:table-cell table:style-name="ce30" office:value-type="string" calcext:value-type="string">
            <text:p>Mer</text:p>
          </table:table-cell>
          <table:table-cell table:style-name="ce64"/>
          <table:table-cell table:style-name="ce33"/>
          <table:covered-table-cell table:style-name="ce5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Ven</text:p>
          </table:table-cell>
          <table:table-cell table:style-name="ce54"/>
          <table:table-cell table:style-name="ce47"/>
          <table:table-cell table:style-name="ce133" office:value-type="string" calcext:value-type="string" table:number-columns-spanned="1" table:number-rows-spanned="3">
            <text:p>S1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52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68" table:number-columns-spanned="1" table:number-rows-spanned="2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Jeu</text:p>
          </table:table-cell>
          <table:table-cell table:style-name="ce64"/>
          <table:table-cell table:style-name="ce33"/>
          <table:covered-table-cell table:style-name="ce58"/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table-cell table:style-name="ce49"/>
          <table:table-cell table:style-name="ce52" table:number-columns-repeated="4"/>
          <table:covered-table-cell table:style-name="ce58"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Dim</text:p>
          </table:table-cell>
          <table:table-cell table:style-name="ce59"/>
          <table:table-cell table:style-name="ce47"/>
          <table:covered-table-cell table:style-name="ce58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67"/>
          <table:table-cell table:style-name="ce78"/>
          <table:table-cell table:style-name="ce79" table:number-columns-repeated="2"/>
          <table:table-cell table:style-name="ce81"/>
          <table:table-cell table:style-name="ce86"/>
          <table:table-cell table:style-name="ce87" table:number-columns-repeated="985"/>
          <table:table-cell table:style-name="ce88" table:number-columns-repeated="15373"/>
        </table:table-row>
        <table:table-row table:style-name="ro1">
          <table:table-cell/>
          <table:table-cell table:style-name="ce25" table:number-columns-repeated="6"/>
          <table:table-cell table:number-columns-repeated="2"/>
          <table:table-cell table:style-name="ce216"/>
          <table:table-cell table:style-name="ce25" table:number-columns-repeated="3"/>
          <table:table-cell table:style-name="ce178" table:number-columns-repeated="4"/>
          <table:table-cell table:number-columns-repeated="3"/>
          <table:table-cell table:style-name="ce25"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1"/>
          <table:table-cell table:style-name="ce178" table:number-columns-repeated="2"/>
          <table:table-cell/>
          <table:table-cell table:style-name="ce178"/>
          <table:table-cell table:number-columns-repeated="2"/>
          <table:table-cell table:style-name="ce178" table:number-columns-repeated="2"/>
          <table:table-cell table:number-columns-repeated="3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4"/>
          <table:table-cell table:style-name="ce178"/>
          <table:table-cell table:number-columns-repeated="2"/>
          <table:table-cell table:style-name="ce178" table:number-columns-repeated="3"/>
          <table:table-cell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2"/>
          <table:table-cell table:style-name="ce178"/>
          <table:table-cell table:number-columns-repeated="4"/>
          <table:table-cell table:style-name="ce178"/>
          <table:table-cell/>
          <table:table-cell table:style-name="ce178" table:number-columns-repeated="2"/>
          <table:table-cell table:number-columns-repeated="16363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4"/>
          <table:table-cell table:style-name="ce216"/>
          <table:table-cell table:number-columns-repeated="6"/>
          <table:table-cell table:style-name="ce178"/>
          <table:table-cell table:number-columns-repeated="16364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6"/>
          <table:table-cell table:number-columns-repeated="16371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7"/>
          <table:table-cell table:number-columns-repeated="16371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16376"/>
        </table:table-row>
        <table:table-row table:style-name="ro1">
          <table:table-cell table:number-columns-repeated="7"/>
          <table:table-cell table:style-name="ce207"/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_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97" office:value-type="string" calcext:value-type="string" table:number-columns-spanned="1" table:number-rows-spanned="4">
            <text:p>Admin + Présentation Jessica</text:p>
          </table:table-cell>
          <table:table-cell table:style-name="ce187" office:value-type="string" calcext:value-type="string" table:number-columns-spanned="1" table:number-rows-spanned="2">
            <text:p>Veille Les métiers de la Data Science</text:p>
          </table:table-cell>
          <table:table-cell table:style-name="ce188" office:value-type="string" calcext:value-type="string" table:number-columns-spanned="1" table:number-rows-spanned="4">
            <text:p>git</text:p>
          </table:table-cell>
          <table:table-cell table:style-name="ce102" office:value-type="string" calcext:value-type="string">
            <text:p>Veille Types d’erreurs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style-name="ce187"/>
          <table:covered-table-cell table:style-name="ce187" office:value-type="string" calcext:value-type="string">
            <text:p>Un peu d’algo</text:p>
          </table:covered-table-cell>
          <table:covered-table-cell table:style-name="ce187"/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style-name="ce188"/>
          <table:table-cell table:style-name="ce187" office:value-type="string" calcext:value-type="string" table:number-columns-spanned="1" table:number-rows-spanned="2">
            <text:p>Un peu d’algo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style-name="ce188"/>
          <table:covered-table-cell table:style-name="ce187" office:value-type="string" calcext:value-type="string">
            <text:p>Un peu d’algo</text:p>
          </table:covered-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99" office:value-type="string" calcext:value-type="string">
            <text:p>Présentation Dixit</text:p>
          </table:table-cell>
          <table:table-cell table:style-name="ce98" office:value-type="string" calcext:value-type="string">
            <text:p>Un peu d’algo</text:p>
          </table:table-cell>
          <table:table-cell table:style-name="ce102" office:value-type="string" calcext:value-type="string">
            <text:p>Veille Python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9" office:value-type="string" calcext:value-type="string">
            <text:p>Installations</text:p>
            <text:p>Anaconda et Git</text:p>
          </table:table-cell>
          <table:table-cell table:style-name="ce98" office:value-type="string" calcext:value-type="string">
            <text:p>comptage</text:p>
            <text:p>2 vérités et 1 mensonge</text:p>
          </table:table-cell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number-columns-repeated="2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office:value-type="string" calcext:value-type="string">
            <text:p>Un peu d’algo</text:p>
          </table:table-cell>
          <table:table-cell table:style-name="ce188" office:value-type="string" calcext:value-type="string" table:number-columns-spanned="1" table:number-rows-spanned="2">
            <text:p>Intro shell + ligne de commande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98" office:value-type="string" calcext:value-type="string">
            <text:p>Blindtest</text:p>
          </table:table-cell>
          <table:covered-table-cell table:number-columns-repeated="4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4">
            <text:p>Exos Numpy</text:p>
          </table:table-cell>
          <table:table-cell table:style-name="ce102" office:value-type="string" calcext:value-type="string" table:number-columns-spanned="1" table:number-rows-spanned="2">
            <text:p>Intro à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4" table:style-name="ce187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4" table:style-name="ce187"/>
          <table:table-cell table:style-name="ce102" office:value-type="string" calcext:value-type="string" table:number-columns-spanned="1" table:number-rows-spanned="2">
            <text:p>Statistiques descriptive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4" table:style-name="ce187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3">
            <text:p>Intro à Numpy</text:p>
          </table:table-cell>
          <table:table-cell table:style-name="ce102" office:value-type="string" calcext:value-type="string" table:number-columns-spanned="1" table:number-rows-spanned="4">
            <text:p>Intro à Pandas</text:p>
          </table:table-cell>
          <table:table-cell table:style-name="ce102" office:value-type="string" calcext:value-type="string" table:number-columns-spanned="1" table:number-rows-spanned="4">
            <text:p>Exos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number-columns-repeated="2" table:style-name="ce187"/>
          <table:table-cell table:style-name="ce187" office:value-type="string" calcext:value-type="string">
            <text:p>Exos Numpy</text:p>
          </table:table-cell>
          <table:covered-table-cell table:number-columns-repeated="2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3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Correction Brief Analyse de données</text:p>
          </table:table-cell>
          <table:table-cell table:style-name="ce102" office:value-type="string" calcext:value-type="string" table:number-columns-spanned="1" table:number-rows-spanned="4">
            <text:p>Atelier Numpy</text:p>
          </table:table-cell>
          <table:table-cell table:style-name="ce102" office:value-type="string" calcext:value-type="string" table:number-columns-spanned="1" table:number-rows-spanned="4">
            <text:p>Atelier Seaborn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5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5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5" table:style-name="ce187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office:value-type="string" calcext:value-type="string">
            <text:p>Veille Bonnes pratiques dataviz</text:p>
          </table:table-cell>
          <table:table-cell table:style-name="ce102" office:value-type="string" calcext:value-type="string" table:number-columns-spanned="1" table:number-rows-spanned="4">
            <text:p>Atelier Numpy + Seaborn</text:p>
          </table:table-cell>
          <table:table-cell table:style-name="ce102" office:value-type="string" calcext:value-type="string" table:number-columns-spanned="1" table:number-rows-spanned="4">
            <text:p>Atelier Seaborn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office:value-type="string" calcext:value-type="string" table:number-columns-spanned="1" table:number-rows-spanned="3">
            <text:p>Atelier Numpy</text:p>
          </table:table-cell>
          <table:covered-table-cell table:number-columns-repeated="4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style-name="ce107"/>
          <table:covered-table-cell table:number-columns-repeated="4" table:style-name="ce187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style-name="ce107"/>
          <table:covered-table-cell table:number-columns-repeated="4" table:style-name="ce187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6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9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2"/>
          <table:table-cell table:style-name="ce187"/>
          <table:table-cell table:style-name="ce102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87"/>
          <table:table-cell table:style-name="ce110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7"/>
          <table:table-cell table:style-name="ce187"/>
          <table:table-cell table:style-name="ce9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/>
          <table:table-cell table:style-name="ce97"/>
          <table:table-cell table:style-name="ce18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2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1" table:number-columns-repeated="2"/>
          <table:table-cell table:style-name="ce107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12"/>
          <table:table-cell table:style-name="ce108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/>
          <table:table-cell table:style-name="ce113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3"/>
          <table:table-cell table:style-name="ce112"/>
          <table:table-cell table:style-name="ce1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7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/>
          <table:table-cell table:style-name="ce113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5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8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3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4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0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9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/>
          <table:table-cell table:style-name="ce115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0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5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4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07" table:number-columns-repeated="2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3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4"/>
          <table:table-cell table:style-name="ce11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87"/>
          <table:table-cell table:style-name="ce114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2"/>
          <table:table-cell table:style-name="ce114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4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 </number:text>
      <number:month number:style="long" number:textual="true"/>
    </number:date-style>
    <number:percentage-style style:name="N119">
      <number:number number:decimal-places="2" number:min-decimal-places="2" number:min-integer-digits="1"/>
      <number:text>%</number:text>
    </number:percentag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10-24T11:03:45Z</meta:creation-date>
    <dc:date>2023-10-30T11:23:43.042468228</dc:date>
    <meta:editing-cycles>520</meta:editing-cycles>
    <meta:editing-duration>P1DT15H1M35S</meta:editing-duration>
    <meta:document-statistic meta:table-count="18" meta:cell-count="645" meta:object-count="0"/>
  </office:meta>
</office:document-meta>
</file>